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ira Mono" svg:font-family="'Fira Mono', 'Andale Mono', 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P6" style:family="paragraph" style:parent-style-name="Standard">
      <loext:graphic-properties draw:fill="solid" draw:fill-color="#f7f7f7" draw:opacity="100%"/>
      <style:paragraph-properties fo:margin-left="0cm" fo:margin-right="0cm" fo:margin-top="0cm" fo:margin-bottom="0.635cm" loext:contextual-spacing="false" style:line-height-at-least="0.635cm" fo:orphans="2" fo:widows="2" fo:text-indent="0cm" style:auto-text-indent="false" fo:background-color="#f7f7f7" fo:padding="0cm" fo:border="non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font-variant="normal" fo:text-transform="none" fo:color="#333333" style:font-name="Fira Mono" fo:font-size="12pt" fo:letter-spacing="normal" fo:font-style="normal" fo:font-weight="normal" fo:background-color="#f7f7f7" loext:char-shading-value="0" loext:padding="0cm" loext:border="none"/>
    </style:style>
    <style:style style:name="T2" style:family="text">
      <style:text-properties fo:color="#569cd6"/>
    </style:style>
    <style:style style:name="T3" style:family="text">
      <style:text-properties fo:color="#4fc1ff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color="#9cdcfe"/>
    </style:style>
    <style:style style:name="T7" style:family="text">
      <style:text-properties fo:color="#4ec9b0"/>
    </style:style>
    <style:style style:name="T8" style:family="text">
      <style:text-properties fo:color="#c586c0"/>
    </style:style>
    <style:style style:name="T9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ource_20_Text"><text:span text:style-name="T1"/></text:span></text:p>
      <text:p text:style-name="P2">//Node j looking for the domain code </text:p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theSameObject</text:span> = <text:span text:style-name="T6">defaultTimedInstance</text:span>.<text:span text:style-name="T4">domainLookup</text:span>(<text:span text:style-name="T5">'google.com'</text:span>, <text:span text:style-name="T2">function</text:span>(<text:span text:style-name="T6">err</text:span>, <text:span text:style-name="T6">res</text:span>){</text:p>
      <text:p text:style-name="P1"><text:span text:style-name="T2">const</text:span> <text:span text:style-name="T3">theSameObject</text:span> = <text:span text:style-name="T6">defaultTimedInstance</text:span>.<text:span text:style-name="T4">urlLookup</text:span>(<text:span text:style-name="T6">hashed</text:span>, <text:span text:style-name="T2">function</text:span>(<text:span text:style-name="T6">err</text:span>, <text:span text:style-name="T6">res</text:span>){</text:p>
      <text:p text:style-name="P1"><text:span text:style-name="T2">var</text:span> <text:span text:style-name="T6">road</text:span> = <text:span text:style-name="T7">JSON</text:span>.<text:span text:style-name="T4">parse</text:span>(<text:span text:style-name="T6">res</text:span>);</text:p>
      <text:p text:style-name="P1"><text:span text:style-name="T8">if</text:span> (<text:span text:style-name="T6">road</text:span>.<text:span text:style-name="T6">data</text:span>.<text:span text:style-name="T6">attributes</text:span>.<text:span text:style-name="T6">last_analysis_results</text:span>.<text:span text:style-name="T6">Kaspersky</text:span>.<text:span text:style-name="T6">result</text:span> != <text:span text:style-name="T5">"clean"</text:span>) {</text:p>
      <text:p text:style-name="P1"><text:span text:style-name="T6">console</text:span>.<text:span text:style-name="T4">log</text:span>(<text:span text:style-name="T5">"Domain is not safe"</text:span>);</text:p>
      <text:p text:style-name="P1">}</text:p>
      <text:p text:style-name="P1"><text:span text:style-name="T8">else</text:span>{</text:p>
      <text:p text:style-name="P1"><text:span text:style-name="T6">console</text:span>.<text:span text:style-name="T4">log</text:span>(<text:span text:style-name="T5">"Domain is safe"</text:span>);</text:p>
      <text:p text:style-name="P1">}</text:p>
      <text:p text:style-name="P1">});</text:p>
      <text:p text:style-name="P3"/>
      <text:p text:style-name="P1"><text:span text:style-name="T6">Node</text:span> <text:span text:style-name="T6">j</text:span> <text:span text:style-name="T6">looking</text:span> <text:span text:style-name="T6">for</text:span> <text:span text:style-name="T6">the</text:span> <text:span text:style-name="T3">URL</text:span> <text:span text:style-name="T6">code</text:span> </text:p>
      <text:p text:style-name="P3"/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hashed</text:span> = <text:span text:style-name="T6">nvt</text:span>.<text:span text:style-name="T4">sha256</text:span>(<text:span text:style-name="T5">'http://wikionemore.com/'</text:span>);</text:p>
      <text:p text:style-name="P3"/>
      <text:p text:style-name="P1"><text:span text:style-name="T2">const</text:span> <text:span text:style-name="T3">theSameObject</text:span> = <text:span text:style-name="T6">defaultTimedInstance</text:span>.<text:span text:style-name="T4">urlLookup</text:span>(<text:span text:style-name="T6">hashed</text:span>, <text:span text:style-name="T2">function</text:span>(<text:span text:style-name="T6">err</text:span>, <text:span text:style-name="T6">res</text:span>){</text:p>
      <text:p text:style-name="P1"><text:span text:style-name="T2">var</text:span> <text:span text:style-name="T6">road</text:span> = <text:span text:style-name="T7">JSON</text:span>.<text:span text:style-name="T4">parse</text:span>(<text:span text:style-name="T6">res</text:span>);</text:p>
      <text:p text:style-name="P1"><text:span text:style-name="T8">if</text:span> (<text:span text:style-name="T6">road</text:span>.<text:span text:style-name="T6">data</text:span>.<text:span text:style-name="T6">attributes</text:span>.<text:span text:style-name="T6">last_analysis_results</text:span>.<text:span text:style-name="T6">Kaspersky</text:span>.<text:span text:style-name="T6">result</text:span> != <text:span text:style-name="T5">"clean"</text:span>) {</text:p>
      <text:p text:style-name="P1"><text:span text:style-name="T6">console</text:span>.<text:span text:style-name="T4">log</text:span>(<text:span text:style-name="T5">"The URL is not safe"</text:span>);</text:p>
      <text:p text:style-name="P1">}</text:p>
      <text:p text:style-name="P1"><text:span text:style-name="T8">else</text:span>{</text:p>
      <text:p text:style-name="P1"><text:span text:style-name="T6">console</text:span>.<text:span text:style-name="T4">log</text:span>(<text:span text:style-name="T5">"The URL is safe"</text:span>);</text:p>
      <text:p text:style-name="P1">}</text:p>
      <text:p text:style-name="P1">});</text:p>
      <text:p text:style-name="P4"><text:line-break/></text:p>
      <text:p text:style-name="P1"><text:span text:style-name="T6">Node</text:span> <text:span text:style-name="T6">j</text:span> <text:span text:style-name="T6">looking</text:span> <text:span text:style-name="T6">for</text:span> <text:span text:style-name="T6">the</text:span> <text:span text:style-name="T3">IP</text:span> <text:span text:style-name="T6">code</text:span> </text:p>
      <text:p text:style-name="P3"/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theSameObject</text:span> = <text:span text:style-name="T6">defaultTimedInstance</text:span>.<text:span text:style-name="T4">ipLookup</text:span>(<text:span text:style-name="T5">'8.8.8.8'</text:span>, <text:span text:style-name="T2">function</text:span>(<text:span text:style-name="T6">err</text:span>, <text:span text:style-name="T6">res</text:span>){</text:p>
      <text:p text:style-name="P1"><text:span text:style-name="T2">var</text:span> <text:span text:style-name="T6">road</text:span> = <text:span text:style-name="T7">JSON</text:span>.<text:span text:style-name="T4">parse</text:span>(<text:span text:style-name="T6">res</text:span>);</text:p>
      <text:p text:style-name="P1"><text:span text:style-name="T8">if</text:span> (<text:span text:style-name="T6">road</text:span>.<text:span text:style-name="T6">data</text:span>.<text:span text:style-name="T6">attributes</text:span>.<text:span text:style-name="T6">last_analysis_results</text:span>.<text:span text:style-name="T6">Kaspersky</text:span>.<text:span text:style-name="T6">result</text:span> != <text:span text:style-name="T5">"clean"</text:span>) {</text:p>
      <text:p text:style-name="P1"><text:span text:style-name="T6">console</text:span>.<text:span text:style-name="T4">log</text:span>(<text:span text:style-name="T5">"It is not clean"</text:span>);</text:p>
      <text:p text:style-name="P1">}</text:p>
      <text:p text:style-name="P1"><text:soft-page-break/><text:span text:style-name="T8">else</text:span>{</text:p>
      <text:p text:style-name="P1"><text:span text:style-name="T6">console</text:span>.<text:span text:style-name="T4">log</text:span>(<text:span text:style-name="T5">"The IP is safe"</text:span>);</text:p>
      <text:p text:style-name="P1">}</text:p>
      <text:p text:style-name="P1">});</text:p>
      <text:p text:style-name="P4"><text:line-break/></text:p>
      <text:p text:style-name="P2">//domainCommentLookup() need to trim the output</text:p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theSameObject</text:span> = <text:span text:style-name="T6">defaultTimedInstance</text:span>.<text:span text:style-name="T4">domainCommentLookup</text:span>(<text:span text:style-name="T5">'wikionemore.com'</text:span>, <text:span text:style-name="T2">function</text:span>(<text:span text:style-name="T6">err</text:span>, <text:span text:style-name="T6">res</text:span>){ </text:p>
      <text:p text:style-name="P1"><text:span text:style-name="T2">var</text:span> <text:span text:style-name="T6">road</text:span> = <text:span text:style-name="T7">JSON</text:span>.<text:span text:style-name="T4">parse</text:span>(<text:span text:style-name="T6">res</text:span>);</text:p>
      <text:p text:style-name="P1"><text:span text:style-name="T6">console</text:span>.<text:span text:style-name="T4">log</text:span>(<text:span text:style-name="T6">road</text:span>.<text:span text:style-name="T6">data</text:span>);</text:p>
      <text:p text:style-name="P1">});</text:p>
      <text:p text:style-name="P1"/>
      <text:p text:style-name="P1"/>
      <text:p text:style-name="P1"/>
      <text:p text:style-name="P1"/>
      <text:p text:style-name="P1"/>
      <text:p text:style-name="P5"/>
      <text:p text:style-name="P1"><text:span text:style-name="T4">uploadFile</text:span>() <text:span text:style-name="T6">it</text:span> <text:span text:style-name="T6">returns</text:span> <text:span text:style-name="T6">the</text:span> <text:span text:style-name="T6">id</text:span> <text:span text:style-name="T2">of</text:span> <text:span text:style-name="T6">the</text:span> <text:span text:style-name="T6">file</text:span> <text:span text:style-name="T6">that</text:span> <text:span text:style-name="T6">road</text:span>.<text:span text:style-name="T6">data</text:span>.<text:span text:style-name="T6">id</text:span></text:p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aMaliciousFile</text:span> = <text:span text:style-name="T4">require</text:span>(<text:span text:style-name="T5">'fs'</text:span>).<text:span text:style-name="T4">readFileSync</text:span>(<text:span text:style-name="T5">'C:</text:span><text:span text:style-name="T9">\\</text:span><text:span text:style-name="T5">Users</text:span><text:span text:style-name="T9">\\</text:span><text:span text:style-name="T5">arash</text:span><text:span text:style-name="T9">\\</text:span><text:span text:style-name="T5">OneDrive</text:span><text:span text:style-name="T9">\\</text:span><text:span text:style-name="T5">Desktop</text:span><text:span text:style-name="T9">\\</text:span><text:span text:style-name="T5">javascript</text:span><text:span text:style-name="T9">\\</text:span><text:span text:style-name="T5">57.teams-conversation-bot</text:span><text:span text:style-name="T9">\\</text:span><text:span text:style-name="T5">deploymentTemplates</text:span><text:span text:style-name="T9">\\</text:span><text:span text:style-name="T5">template-with-new-rg.json'</text:span>);</text:p>
      <text:p text:style-name="P1"><text:span text:style-name="T2">const</text:span> <text:span text:style-name="T3">theSameObject</text:span> = <text:span text:style-name="T6">defaultTimedInstance</text:span>.<text:span text:style-name="T4">uploadFile</text:span>(<text:span text:style-name="T6">aMaliciousFile</text:span>, <text:span text:style-name="T5">'template-with-new-rg.json'</text:span>, <text:span text:style-name="T5">'application/x-msdownload'</text:span>, <text:span text:style-name="T2">function</text:span>(<text:span text:style-name="T6">err</text:span>, <text:span text:style-name="T6">res</text:span>){</text:p>
      <text:p text:style-name="P1"><text:span text:style-name="T2">var</text:span> <text:span text:style-name="T6">road</text:span> = <text:span text:style-name="T7">JSON</text:span>.<text:span text:style-name="T4">parse</text:span>(<text:span text:style-name="T6">res</text:span>);</text:p>
      <text:p text:style-name="P1"><text:span text:style-name="T6">console</text:span>.<text:span text:style-name="T4">log</text:span>(<text:span text:style-name="T6">road</text:span>.<text:span text:style-name="T6">data</text:span>.<text:span text:style-name="T6">id</text:span>);</text:p>
      <text:p text:style-name="P1">});</text:p>
      <text:p text:style-name="P3"/>
      <text:p text:style-name="P1"><text:span text:style-name="T6">file</text:span> <text:span text:style-name="T6">look</text:span> <text:span text:style-name="T6">up</text:span> <text:span text:style-name="T6">working</text:span> <text:span text:style-name="T6">fine</text:span> ,<text:span text:style-name="T6">just</text:span> <text:span text:style-name="T6">trim</text:span> <text:span text:style-name="T6">the</text:span> <text:span text:style-name="T6">data</text:span> <text:span text:style-name="T6">to</text:span> <text:span text:style-name="T6">reperesent</text:span> <text:span text:style-name="T6">also</text:span> <text:span text:style-name="T6">macafee</text:span> <text:span text:style-name="T6">and</text:span> <text:span text:style-name="T6">other</text:span> <text:span text:style-name="T6">available</text:span> </text:p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aMaliciousFile</text:span> = <text:span text:style-name="T4">require</text:span>(<text:span text:style-name="T5">'fs'</text:span>).<text:span text:style-name="T4">readFileSync</text:span>(<text:span text:style-name="T5">'C:</text:span><text:span text:style-name="T9">\\</text:span><text:span text:style-name="T5">Users</text:span><text:span text:style-name="T9">\\</text:span><text:span text:style-name="T5">arash</text:span><text:span text:style-name="T9">\\</text:span><text:span text:style-name="T5">OneDrive</text:span><text:span text:style-name="T9">\\</text:span><text:span text:style-name="T5">Desktop</text:span><text:span text:style-name="T9">\\</text:span><text:span text:style-name="T5">The_Manual_On_Extreme_Driving.pdf'</text:span>);</text:p>
      <text:p text:style-name="P1"><text:span text:style-name="T2">const</text:span> <text:span text:style-name="T3">hashed</text:span> = <text:span text:style-name="T6">nvt</text:span>.<text:span text:style-name="T4">sha256</text:span>(<text:span text:style-name="T6">aMaliciousFile</text:span>);</text:p>
      <text:p text:style-name="P1"><text:span text:style-name="T2">const</text:span> <text:span text:style-name="T3">theSameObject1</text:span> = <text:span text:style-name="T6">defaultTimedInstance</text:span>.<text:span text:style-name="T4">fileLookup</text:span>(<text:span text:style-name="T6">hashed</text:span>, <text:span text:style-name="T2">function</text:span>(<text:span text:style-name="T6">err</text:span>, <text:span text:style-name="T6">res</text:span>){</text:p>
      <text:p text:style-name="P1"><text:span text:style-name="T2">var</text:span> <text:span text:style-name="T6">road</text:span> = <text:span text:style-name="T7">JSON</text:span>.<text:span text:style-name="T4">parse</text:span>(<text:span text:style-name="T6">res</text:span>);</text:p>
      <text:p text:style-name="P1"><text:span text:style-name="T8">if</text:span> (<text:span text:style-name="T6">err</text:span>) {</text:p>
      <text:p text:style-name="P1"><text:span text:style-name="T6">console</text:span>.<text:span text:style-name="T4">log</text:span>(<text:span text:style-name="T5">'Well, crap.'</text:span>);</text:p>
      <text:p text:style-name="P1"><text:span text:style-name="T6">console</text:span>.<text:span text:style-name="T4">log</text:span>(<text:span text:style-name="T6">err</text:span>);</text:p>
      <text:p text:style-name="P1"><text:span text:style-name="T8">return</text:span>;</text:p>
      <text:p text:style-name="P1"><text:soft-page-break/>}</text:p>
      <text:p text:style-name="P1"><text:span text:style-name="T6">console</text:span>.<text:span text:style-name="T4">log</text:span>( <text:span text:style-name="T6">road</text:span>.<text:span text:style-name="T6">data</text:span>.<text:span text:style-name="T6">attributes</text:span>.<text:span text:style-name="T6">last_analysis_results</text:span>.<text:span text:style-name="T6">Kaspersky</text:span>. <text:span text:style-name="T6">category</text:span>);</text:p>
      <text:p text:style-name="P2">//we can look for the full result </text:p>
      <text:p text:style-name="P1"><text:span text:style-name="T6">console</text:span>.<text:span text:style-name="T4">log</text:span>( <text:span text:style-name="T6">road</text:span>.<text:span text:style-name="T6">data</text:span>.<text:span text:style-name="T6">attributes</text:span>.<text:span text:style-name="T6">last_analysis_results</text:span>.<text:span text:style-name="T6">Kaspersky</text:span>);</text:p>
      <text:p text:style-name="P3"/>
      <text:p text:style-name="P1"><text:span text:style-name="T8">return</text:span>;</text:p>
      <text:p text:style-name="P1">});</text:p>
      <text:p text:style-name="P3"/>
      <text:p text:style-name="P1">});</text:p>
      <text:p text:style-name="P1"/>
      <text:p text:style-name="P1"/>
      <text:p text:style-name="P3"/>
      <text:p text:style-name="P1"><text:span text:style-name="T6">v3</text:span>.<text:span text:style-name="T4">domainCommentLookup</text:span>() <text:span text:style-name="T6">working</text:span> <text:span text:style-name="T6">file</text:span> <text:span text:style-name="T6">just</text:span> <text:span text:style-name="T6">need</text:span> <text:span text:style-name="T6">to</text:span> <text:span text:style-name="T6">get</text:span> <text:span text:style-name="T6">right</text:span> <text:span text:style-name="T6">data</text:span> <text:span text:style-name="T6">from</text:span> <text:span text:style-name="T6">object</text:span> <text:span text:style-name="T6">road</text:span> </text:p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theSameObject</text:span> = <text:span text:style-name="T6">defaultTimedInstance</text:span>.<text:span text:style-name="T4">domainCommentLookup</text:span>(<text:span text:style-name="T5">'wikionemore.com'</text:span>, <text:span text:style-name="T2">function</text:span>(<text:span text:style-name="T6">err</text:span>, <text:span text:style-name="T6">res</text:span>){</text:p>
      <text:p text:style-name="P1"><text:span text:style-name="T8">if</text:span> (<text:span text:style-name="T6">err</text:span>) {</text:p>
      <text:p text:style-name="P1"><text:span text:style-name="T6">console</text:span>.<text:span text:style-name="T4">log</text:span>(<text:span text:style-name="T5">'Well, crap.'</text:span>);</text:p>
      <text:p text:style-name="P1"><text:span text:style-name="T6">console</text:span>.<text:span text:style-name="T4">log</text:span>(<text:span text:style-name="T6">err</text:span>);</text:p>
      <text:p text:style-name="P1"><text:span text:style-name="T8">return</text:span>;</text:p>
      <text:p text:style-name="P1">}</text:p>
      <text:p text:style-name="P1"><text:span text:style-name="T2">var</text:span> <text:span text:style-name="T6">road</text:span> = <text:span text:style-name="T6">JSON</text:span>.<text:span text:style-name="T4">parse</text:span>(<text:span text:style-name="T6">res</text:span>);</text:p>
      <text:p text:style-name="P1"><text:span text:style-name="T6">console</text:span>.<text:span text:style-name="T4">log</text:span>(<text:span text:style-name="T6">road</text:span>.<text:span text:style-name="T6">data</text:span>);</text:p>
      <text:p text:style-name="P1"><text:span text:style-name="T8">return</text:span>;</text:p>
      <text:p text:style-name="P1">});</text:p>
      <text:p text:style-name="P4"><text:line-break/></text:p>
      <text:p text:style-name="P1"><text:span text:style-name="T4">urlCommentLookup</text:span>() <text:span text:style-name="T6">working</text:span> <text:span text:style-name="T6">fine</text:span> </text:p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hashed</text:span> = <text:span text:style-name="T6">nvt</text:span>.<text:span text:style-name="T4">sha256</text:span>(<text:span text:style-name="T5">'http://wikionemore.com/'</text:span>);</text:p>
      <text:p text:style-name="P1"><text:span text:style-name="T2">const</text:span> <text:span text:style-name="T3">theSameObject</text:span> = <text:span text:style-name="T3">defaultTimedInstance</text:span>.<text:span text:style-name="T4">urlCommentLookup</text:span>(<text:span text:style-name="T3">hashed</text:span>, <text:span text:style-name="T2">function</text:span>(<text:span text:style-name="T6">err</text:span>, <text:span text:style-name="T6">res</text:span>){</text:p>
      <text:p text:style-name="P1"><text:span text:style-name="T8">if</text:span> (<text:span text:style-name="T6">err</text:span>) {</text:p>
      <text:p text:style-name="P1"><text:span text:style-name="T6">console</text:span>.<text:span text:style-name="T4">log</text:span>(<text:span text:style-name="T5">'Well, crap.'</text:span>);</text:p>
      <text:p text:style-name="P1"><text:span text:style-name="T6">console</text:span>.<text:span text:style-name="T4">log</text:span>(<text:span text:style-name="T6">err</text:span>);</text:p>
      <text:p text:style-name="P1"><text:span text:style-name="T8">return</text:span>;</text:p>
      <text:p text:style-name="P1">}</text:p>
      <text:p text:style-name="P1"><text:span text:style-name="T2">var</text:span> <text:span text:style-name="T6">road</text:span> = <text:span text:style-name="T6">JSON</text:span>.<text:span text:style-name="T4">parse</text:span>(<text:span text:style-name="T6">res</text:span>);</text:p>
      <text:p text:style-name="P1"><text:span text:style-name="T6">console</text:span>.<text:span text:style-name="T4">log</text:span>(<text:span text:style-name="T6">road</text:span>.<text:span text:style-name="T6">data</text:span>);</text:p>
      <text:p text:style-name="P1"><text:span text:style-name="T8">return</text:span>;</text:p>
      <text:p text:style-name="P1">});</text:p>
      <text:p text:style-name="P1"/>
      <text:p text:style-name="P5"/>
      <text:p text:style-name="P1"><text:soft-page-break/><text:span text:style-name="T6">v3</text:span>.<text:span text:style-name="T4">urlNetworkLocations</text:span>() <text:span text:style-name="T6">and</text:span> <text:span text:style-name="T6">working</text:span> <text:span text:style-name="T6">fine</text:span></text:p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hashed</text:span> = <text:span text:style-name="T6">nvt</text:span>.<text:span text:style-name="T4">sha256</text:span>(<text:span text:style-name="T5">'http://wikionemore.com/'</text:span>);</text:p>
      <text:p text:style-name="P1"><text:span text:style-name="T2">const</text:span> <text:span text:style-name="T3">theSameObject</text:span> = <text:span text:style-name="T3">defaultTimedInstance</text:span>.<text:span text:style-name="T4">urlNetworkLocations</text:span>(<text:span text:style-name="T3">hashed</text:span>, <text:span text:style-name="T2">function</text:span>(<text:span text:style-name="T6">err</text:span>, <text:span text:style-name="T6">res</text:span>){</text:p>
      <text:p text:style-name="P1"><text:span text:style-name="T8">if</text:span> (<text:span text:style-name="T6">err</text:span>) {</text:p>
      <text:p text:style-name="P1"><text:span text:style-name="T6">console</text:span>.<text:span text:style-name="T4">log</text:span>(<text:span text:style-name="T5">'Well, crap.'</text:span>);</text:p>
      <text:p text:style-name="P1"><text:span text:style-name="T6">console</text:span>.<text:span text:style-name="T4">log</text:span>(<text:span text:style-name="T6">err</text:span>);</text:p>
      <text:p text:style-name="P1"><text:span text:style-name="T8">return</text:span>;</text:p>
      <text:p text:style-name="P1">}</text:p>
      <text:p text:style-name="P1"><text:span text:style-name="T2">var</text:span> <text:span text:style-name="T6">road</text:span> = <text:span text:style-name="T6">JSON</text:span>.<text:span text:style-name="T4">parse</text:span>(<text:span text:style-name="T6">res</text:span>);</text:p>
      <text:p text:style-name="P1"><text:span text:style-name="T6">console</text:span>.<text:span text:style-name="T4">log</text:span>(<text:span text:style-name="T6">road</text:span>.<text:span text:style-name="T6">data</text:span>);</text:p>
      <text:p text:style-name="P1"><text:span text:style-name="T8">return</text:span>;</text:p>
      <text:p text:style-name="P1">});</text:p>
      <text:p text:style-name="P5"/>
      <text:p text:style-name="P1"><text:span text:style-name="T6">v3</text:span>.<text:span text:style-name="T4">initialScanURL</text:span>() <text:span text:style-name="T6">working</text:span> <text:span text:style-name="T6">fine</text:span> </text:p>
      <text:p text:style-name="P1"><text:span text:style-name="T2">const</text:span> <text:span text:style-name="T3">nvt</text:span> = <text:span text:style-name="T4">require</text:span>(<text:span text:style-name="T5">'node-virustotal'</text:span>);</text:p>
      <text:p text:style-name="P1"><text:span text:style-name="T2">const</text:span> <text:span text:style-name="T3">defaultTimedInstance</text:span> = <text:span text:style-name="T6">nvt</text:span>.<text:span text:style-name="T4">makeAPI</text:span>().<text:span text:style-name="T4">setKey</text:span>(<text:span text:style-name="T5">'5d0b82b762587006ac0c6bb4197101c8df992dfd08fac4ecaf31b047aa76e866'</text:span>);</text:p>
      <text:p text:style-name="P1"><text:span text:style-name="T2">const</text:span> <text:span text:style-name="T3">theSameObject</text:span> = <text:span text:style-name="T3">defaultTimedInstance</text:span>.<text:span text:style-name="T4">initialScanURL</text:span>(<text:span text:style-name="T5">'http://wikionemore.com'</text:span>, <text:span text:style-name="T2">function</text:span>(<text:span text:style-name="T6">err</text:span>, <text:span text:style-name="T6">res</text:span>){</text:p>
      <text:p text:style-name="P1"><text:span text:style-name="T8">if</text:span> (<text:span text:style-name="T6">err</text:span>) {</text:p>
      <text:p text:style-name="P1"><text:span text:style-name="T6">console</text:span>.<text:span text:style-name="T4">log</text:span>(<text:span text:style-name="T5">'Well, crap.'</text:span>);</text:p>
      <text:p text:style-name="P1"><text:span text:style-name="T6">console</text:span>.<text:span text:style-name="T4">log</text:span>(<text:span text:style-name="T6">err</text:span>);</text:p>
      <text:p text:style-name="P1"><text:span text:style-name="T8">return</text:span>;</text:p>
      <text:p text:style-name="P1">}</text:p>
      <text:p text:style-name="P1"><text:span text:style-name="T2">var</text:span> <text:span text:style-name="T6">road</text:span> = <text:span text:style-name="T6">JSON</text:span>.<text:span text:style-name="T4">parse</text:span>(<text:span text:style-name="T6">res</text:span>);</text:p>
      <text:p text:style-name="P1"><text:span text:style-name="T6">console</text:span>.<text:span text:style-name="T4">log</text:span>(<text:span text:style-name="T6">road</text:span>.<text:span text:style-name="T6">data</text:span>);</text:p>
      <text:p text:style-name="P1"><text:span text:style-name="T8">return</text:span>;</text:p>
      <text:p text:style-name="P1">});</text:p>
      <text:p text:style-name="P3"/>
      <text:p text:style-name="P4"><text:line-break/></text:p>
      <text:p text:style-name="P6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ira Mono" svg:font-family="'Fira Mono', 'Andale Mono', 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4:59:48.163277394</meta:creation-date>
    <dc:date>2022-01-05T18:56:45.300331020</dc:date>
    <meta:editing-duration>PT37M1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29" meta:word-count="409" meta:character-count="5016" meta:non-whitespace-character-count="4719"/>
  </office:meta>
</office:document-meta>
</file>